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normal" officeooo:paragraph-rsid="000472df" style:font-size-asian="18pt" style:font-weight-asian="normal" style:font-size-complex="18pt" style:font-weight-complex="normal"/>
    </style:style>
    <style:style style:name="P2" style:family="paragraph" style:parent-style-name="Standard">
      <style:text-properties fo:font-size="18pt" fo:font-weight="bold" officeooo:paragraph-rsid="000472df" style:font-size-asian="18pt" style:font-weight-asian="bold" style:font-size-complex="18pt" style:font-weight-complex="bold"/>
    </style:style>
    <style:style style:name="P3" style:family="paragraph" style:parent-style-name="Standard">
      <style:paragraph-properties fo:margin-top="0.101cm" fo:margin-bottom="0.101cm" loext:contextual-spacing="false"/>
      <style:text-properties fo:font-size="18pt" fo:font-weight="bold" officeooo:paragraph-rsid="000472df" style:font-size-asian="18pt" style:font-weight-asian="bold" style:font-size-complex="18pt" style:font-weight-complex="bold"/>
    </style:style>
    <style:style style:name="P4" style:family="paragraph" style:parent-style-name="Standard">
      <style:paragraph-properties fo:margin-top="0.101cm" fo:margin-bottom="0.101cm" loext:contextual-spacing="false"/>
      <style:text-properties fo:font-size="18pt" fo:font-weight="normal" officeooo:paragraph-rsid="000472df" style:font-size-asian="18pt" style:font-weight-asian="normal" style:font-size-complex="18pt" style:font-weight-complex="normal"/>
    </style:style>
    <style:style style:name="P5" style:family="paragraph" style:parent-style-name="Standard">
      <style:paragraph-properties fo:margin-top="0.101cm" fo:margin-bottom="0.101cm" loext:contextual-spacing="false"/>
      <style:text-properties fo:font-size="18pt" fo:font-weight="normal" officeooo:paragraph-rsid="0005ae71" style:font-size-asian="18pt" style:font-weight-asian="normal" style:font-size-complex="18pt" style:font-weight-complex="normal"/>
    </style:style>
    <style:style style:name="P6" style:family="paragraph" style:parent-style-name="Standard">
      <style:paragraph-properties fo:margin-top="0.101cm" fo:margin-bottom="0.101cm" loext:contextual-spacing="false" fo:text-align="justify" style:justify-single-word="false"/>
      <style:text-properties fo:font-size="16pt" fo:font-weight="normal" officeooo:paragraph-rsid="000472df" style:font-size-asian="14pt" style:font-weight-asian="normal" style:font-size-complex="16pt" style:font-weight-complex="normal"/>
    </style:style>
    <style:style style:name="P7" style:family="paragraph" style:parent-style-name="Standard">
      <style:paragraph-properties fo:margin-top="0.101cm" fo:margin-bottom="0.101cm" loext:contextual-spacing="false"/>
      <style:text-properties fo:font-size="16pt" fo:font-weight="bold" officeooo:paragraph-rsid="000472df" style:font-size-asian="14pt" style:font-weight-asian="bold" style:font-size-complex="16pt" style:font-weight-complex="bold"/>
    </style:style>
    <style:style style:name="P8" style:family="paragraph" style:parent-style-name="Standard">
      <style:paragraph-properties fo:margin-top="0.101cm" fo:margin-bottom="0.101cm" loext:contextual-spacing="false" fo:text-align="justify" style:justify-single-word="false"/>
      <style:text-properties fo:font-size="16pt" fo:font-weight="bold" officeooo:paragraph-rsid="000472df" style:font-size-asian="14pt" style:font-weight-asian="bold" style:font-size-complex="16pt" style:font-weight-complex="bold"/>
    </style:style>
    <style:style style:name="P9" style:family="paragraph" style:parent-style-name="Standard">
      <style:paragraph-properties fo:margin-top="0.201cm" fo:margin-bottom="0.201cm" loext:contextual-spacing="false" fo:text-align="justify" style:justify-single-word="false"/>
      <style:text-properties fo:font-size="16pt" fo:font-weight="bold" officeooo:paragraph-rsid="000472df" style:font-size-asian="14pt" style:font-weight-asian="bold" style:font-size-complex="16pt" style:font-weight-complex="bold"/>
    </style:style>
    <style:style style:name="P10" style:family="paragraph" style:parent-style-name="Standard">
      <style:paragraph-properties fo:margin-top="0.201cm" fo:margin-bottom="0.201cm" loext:contextual-spacing="false"/>
      <style:text-properties fo:font-size="18pt" fo:font-weight="bold" officeooo:paragraph-rsid="000472df" style:font-size-asian="18pt" style:font-weight-asian="bold" style:font-size-complex="18pt" style:font-weight-complex="bold"/>
    </style:style>
    <style:style style:name="P11" style:family="paragraph" style:parent-style-name="Standard">
      <style:text-properties fo:font-size="18pt" fo:font-weight="bold" officeooo:paragraph-rsid="000472df" style:font-size-asian="18pt" style:font-weight-asian="bold" style:font-size-complex="18pt" style:font-weight-complex="bold"/>
    </style:style>
    <style:style style:name="P12" style:family="paragraph" style:parent-style-name="Standard">
      <style:paragraph-properties fo:margin-top="0.101cm" fo:margin-bottom="0.101cm" loext:contextual-spacing="false"/>
      <style:text-properties fo:font-size="16pt" fo:font-weight="normal" officeooo:paragraph-rsid="0005ae71" style:font-size-asian="16pt" style:font-weight-asian="normal" style:font-size-complex="16pt" style:font-weight-complex="normal"/>
    </style:style>
    <style:style style:name="P13" style:family="paragraph" style:parent-style-name="Standard" style:list-style-name="L3">
      <style:paragraph-properties fo:margin-top="0.101cm" fo:margin-bottom="0.101cm" loext:contextual-spacing="false" fo:text-align="justify" style:justify-single-word="false"/>
      <style:text-properties fo:font-size="16pt" fo:font-weight="normal" officeooo:paragraph-rsid="000472df" style:font-size-asian="14pt" style:font-weight-asian="normal" style:font-size-complex="16pt" style:font-weight-complex="normal"/>
    </style:style>
    <style:style style:name="P14" style:family="paragraph" style:parent-style-name="Standard" style:list-style-name="L2">
      <style:paragraph-properties fo:margin-top="0.201cm" fo:margin-bottom="0.201cm" loext:contextual-spacing="false" fo:text-align="justify" style:justify-single-word="false"/>
      <style:text-properties fo:font-size="16pt" fo:font-weight="normal" officeooo:paragraph-rsid="000472df" style:font-size-asian="14pt" style:font-weight-asian="normal" style:font-size-complex="16pt" style:font-weight-complex="normal"/>
    </style:style>
    <style:style style:name="P15" style:family="paragraph" style:parent-style-name="Standard" style:list-style-name="L4">
      <style:paragraph-properties fo:margin-top="0.201cm" fo:margin-bottom="0.201cm" loext:contextual-spacing="false" fo:text-align="justify" style:justify-single-word="false"/>
      <style:text-properties fo:font-size="16pt" fo:font-weight="normal" officeooo:paragraph-rsid="000472df" style:font-size-asian="14pt" style:font-weight-asian="normal" style:font-size-complex="16pt" style:font-weight-complex="normal"/>
    </style:style>
    <style:style style:name="P16" style:family="paragraph" style:parent-style-name="Standard" style:list-style-name="L1">
      <style:paragraph-properties fo:margin-top="0.201cm" fo:margin-bottom="0.201cm" loext:contextual-spacing="false"/>
      <style:text-properties fo:font-size="18pt" fo:font-weight="normal" officeooo:paragraph-rsid="000472df"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officeooo:rsid="001bb841"/>
    </style:style>
    <style:style style:name="T3" style:family="text">
      <style:text-properties fo:font-size="16pt" style:font-size-asian="16pt" style:font-size-complex="16pt"/>
    </style:style>
    <style:style style:name="T4" style:family="text">
      <style:text-properties fo:font-size="18pt" fo:font-weight="bold" style:font-size-asian="18pt" style:font-weight-asian="bold" style:font-size-complex="18pt" style:font-weight-complex="bold"/>
    </style:style>
    <style:style style:name="T5" style:family="text">
      <style:text-properties officeooo:rsid="000472df"/>
    </style:style>
    <style:style style:name="T6" style:family="text">
      <style:text-properties officeooo:rsid="001d9e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text:span text:style-name="T6">Prem Vinod Bansod</text:span></text:p>
      <text:p text:style-name="P1"><text:span text:style-name="T1">Roll No.:</text:span> 413<text:span text:style-name="T6">10</text:span></text:p>
      <text:p text:style-name="P1"><text:span text:style-name="T1">Assignment No.:</text:span> 0<text:span text:style-name="T5">3</text:span> (<text:span text:style-name="T2">HCI</text:span>)</text:p>
      <text:p text:style-name="P2"/>
      <text:p text:style-name="P5"><text:span text:style-name="T1">Title:</text:span> <text:span text:style-name="T3">Conduct a contextual inquiry for selected product / system. </text:span></text:p>
      <text:p text:style-name="P12"/>
      <text:p text:style-name="P5"><text:span text:style-name="T1">Problem Statement:</text:span> <text:span text:style-name="T3">Conduct a contextual inquiry for selected product / system. </text:span></text:p>
      <text:p text:style-name="P2"/>
      <text:p text:style-name="P3">Objective:</text:p>
      <text:list xml:id="list3291163840" text:style-name="L1">
        <text:list-item>
          <text:p text:style-name="P16">To conduct the contextual inquiry for the Interactive system.</text:p>
        </text:list-item>
        <text:list-item>
          <text:p text:style-name="P16">To understand your users’ needs.</text:p>
        </text:list-item>
        <text:list-item>
          <text:p text:style-name="P16">To list down need of the user for selected product/system.</text:p>
        </text:list-item>
        <text:list-item>
          <text:p text:style-name="P16">To observe how users interact with systems.</text:p>
        </text:list-item>
      </text:list>
      <text:p text:style-name="P10"/>
      <text:p text:style-name="P3">Theory:</text:p>
      <text:p text:style-name="P4"/>
      <text:p text:style-name="P7">What is contextual inquiry?</text:p>
      <text:p text:style-name="P6"><text:tab/>Contextual inquiry is reminiscent of anthropological research, and relies heavily on participant observation. For this reason, it’s a highly qualitative methodology that does not require a big sample. Its premise is to discover flaws that stem from bad design. As people grow accustomed to usability issues and find ways of working around them, they slowly forget they even existed in the first place! This is when contextual inquiry can be especially helpful. Through direct observation, it allows researchers to look beyond theory and focus on what is actually done in practice. That way you can identify which designs or workflow strategies are problematic, and what heuristic solutions more experienced users have implemented to work around them. These observations can provide valuable insight toward addressing <text:soft-page-break/>many issues. For example, if a senior employee has their own unique checklist that makes their work easier, there may be an opportunity to incorporate that same checklist into the design of the existing workflow, improving the overall experience—as well as productivity—of everyone. When it comes to what you inquire, context is key: it’s in the name! Take note of your and your user’s surroundings and every tool (e.g. paper and pencils), techniques (e.g. affinity diagrams, moderated testing), or technologies (e.g. cloud storage, collaborative writing) relating to the overall workflow and objective. The goal is to better understand how everything interacts and influences the tasks and workflow.</text:p>
      <text:p text:style-name="P6"/>
      <text:p text:style-name="P9">The four principles of contextual inquiry are:</text:p>
      <text:list xml:id="list1638576851" text:style-name="L2">
        <text:list-item>
          <text:p text:style-name="P14">Focus - Plan for the inquiry, based on a clear understanding of your purpose.</text:p>
        </text:list-item>
        <text:list-item>
          <text:p text:style-name="P14">Context - Go to the customer's workplace and watch them do their own work.</text:p>
        </text:list-item>
        <text:list-item>
          <text:p text:style-name="P14">Partnership - Talk to customers about their work and engage them in uncovering unarticulated aspects of work.</text:p>
        </text:list-item>
        <text:list-item>
          <text:p text:style-name="P14">Interpretation - Develop a shared understanding with the customer about the aspects of work that matter.</text:p>
        </text:list-item>
      </text:list>
      <text:p text:style-name="P6"/>
      <text:p text:style-name="P8">Here are some simple steps to conducting contextual inquiry yourself:</text:p>
      <text:list xml:id="list4024583688" text:style-name="L3">
        <text:list-item>
          <text:p text:style-name="P13">Identify your key research questions: Make sure they relate to the overall task or workflow, but keep them broad, keeping in mind their underlying objectives and anticipated outcomes.</text:p>
        </text:list-item>
        <text:list-item>
          <text:p text:style-name="P13">Find a participant: The ideal participant is someone especially familiar or proficient with thetool or platform being tested so you can observe any heuristic shortcuts they may have developed.</text:p>
        </text:list-item>
        <text:list-item>
          <text:p text:style-name="P13">Play your role: You and the participant will adopt roles traditionally known as “master and apprentice” (think super user and newbie), with the researcher as the apprentice and the participant as the master. As the <text:soft-page-break/>newbie, you’ll be asking the super user questions relating to what they do, how they do it, and why.</text:p>
        </text:list-item>
        <text:list-item>
          <text:p text:style-name="P13">Identify shortcuts or heuristics participants use: Note any instances where the participant does something interesting, unexpected, or confusing, be it for you or them.</text:p>
        </text:list-item>
        <text:list-item>
          <text:p text:style-name="P13">Review your notes and reflect on your observations: Try to understand the function of each of the tasks and see if any can be simplified, or even eliminated altogether.</text:p>
        </text:list-item>
      </text:list>
      <text:p text:style-name="P6"/>
      <text:p text:style-name="P9">Things to consider before trying contextual inquiry:</text:p>
      <text:list xml:id="list1344004535" text:style-name="L4">
        <text:list-item>
          <text:p text:style-name="P15">Products need to be complex enough that the environment matters: Sometimes contextual inquiry isn’t the best methodology to use. For example, workflows done on single channels or simple interfaces, as is usually the case with apps and websites, aren’t ideal candidates for contextual inquiry. Digital platforms tend to be lacking in contextual information and interaction, with most interactions occurring independently of the environment. Contextual inquiry adopts a more holistic perspective in the way it seeks to find meaning in and across a variety of different settings, and more often than not, research done on websites or apps just don’t offer enough to work with.</text:p>
        </text:list-item>
        <text:list-item>
          <text:p text:style-name="P15">Products need to have a base of power users: Another important aspect of contextual inquiry is timing. Because you’re observing participants using fully functioning software or systems, you need a completed product. That means contextual inquiry comes at the end of the testing cycle, after prototyping and implementation. You need a system or design that has seen extensive use and actually has super users.</text:p>
        </text:list-item>
        <text:list-item>
          <text:p text:style-name="P15">Do plenty of usability testing first: You should conduct usability research—lots of it!—before you’re ready for contextual inquiry. Testing early and often will not only help you identify usability and user experience issues, it will also help guide your objectives and questions once you’re ready for contextual inquiry.</text:p>
        </text:list-item>
      </text:list>
      <text:p text:style-name="P6"/>
      <text:p text:style-name="P6"><text:soft-page-break/><text:span text:style-name="T4">Conclusion:</text:span> Thus we have studied the contextual inquiry and different steps to conduct the contextual inquiry for the selected product / syst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1:13:55.613041609</meta:creation-date>
    <dc:date>2021-05-28T12:26:57.114839447</dc:date>
    <meta:editing-duration>PT14M9S</meta:editing-duration>
    <meta:editing-cycles>26</meta:editing-cycles>
    <meta:generator>LibreOffice/6.4.7.2$Linux_X86_64 LibreOffice_project/40$Build-2</meta:generator>
    <meta:document-statistic meta:table-count="0" meta:image-count="0" meta:object-count="0" meta:page-count="4" meta:paragraph-count="29" meta:word-count="807" meta:character-count="5083" meta:non-whitespace-character-count="4322"/>
  </office:meta>
</office:document-meta>
</file>